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80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8.52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d1c24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0.74pt solid #000000" style:vertical-align="middle"/>
      <style:paragraph-properties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value-type" style:repeat-content="false" fo:border="0.74pt solid #000000"/>
      <style:paragraph-properties fo:margin-left="0mm"/>
    </style:style>
    <style:style style:name="ce1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テーブル一覧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カテゴリ</text:p>
          </table:table-cell>
          <table:table-cell table:style-name="ce2" office:value-type="string" calcext:value-type="string">
            <text:p>テーブル名称</text:p>
          </table:table-cell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概要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マスタ</text:p>
          </table:table-cell>
          <table:table-cell table:style-name="ce6" office:value-type="string" calcext:value-type="string">
            <text:p>プロジェクトマスタ</text:p>
          </table:table-cell>
          <table:table-cell table:style-name="ce6" office:value-type="string" calcext:value-type="string">
            <text:p>m_project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6" office:value-type="string" calcext:value-type="string">
            <text:p>ユーザマスタ</text:p>
          </table:table-cell>
          <table:table-cell table:style-name="ce6" office:value-type="string" calcext:value-type="string">
            <text:p>m_user</text:p>
          </table:table-cell>
          <table:table-cell table:style-name="ce6"/>
          <table:table-cell office:value-type="string" calcext:value-type="string">
            <text:p>列の変更あり（未処置）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6" office:value-type="string" calcext:value-type="string">
            <text:p>言語マスタ</text:p>
          </table:table-cell>
          <table:table-cell table:style-name="ce6" office:value-type="string" calcext:value-type="string">
            <text:p>m_language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ロールグループマスタ</text:p>
          </table:table-cell>
          <table:table-cell table:style-name="ce6" office:value-type="string" calcext:value-type="string">
            <text:p>m_rollGroup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office:value-type="string" calcext:value-type="string">
            <text:p>ロール項目マスタ</text:p>
          </table:table-cell>
          <table:table-cell table:style-name="ce6" office:value-type="string" calcext:value-type="string">
            <text:p>m_rollItem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6" table:number-columns-repeated="3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トランザクション</text:p>
          </table:table-cell>
          <table:table-cell table:style-name="ce6" office:value-type="string" calcext:value-type="string">
            <text:p>セッション管理</text:p>
          </table:table-cell>
          <table:table-cell table:style-name="ce6" office:value-type="string" calcext:value-type="string">
            <text:p>t_session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6" office:value-type="string" calcext:value-type="string">
            <text:p>アサインロール名称</text:p>
          </table:table-cell>
          <table:table-cell table:style-name="ce6" office:value-type="string" calcext:value-type="string">
            <text:p>t_roll_name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6" office:value-type="string" calcext:value-type="string">
            <text:p>アサインロール設定</text:p>
          </table:table-cell>
          <table:table-cell table:style-name="ce6" office:value-type="string" calcext:value-type="string">
            <text:p>t_roll_setting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6" office:value-type="string" calcext:value-type="string">
            <text:p>チケット管理</text:p>
          </table:table-cell>
          <table:table-cell table:style-name="ce6" office:value-type="string" calcext:value-type="string">
            <text:p>t_ticket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6" office:value-type="string" calcext:value-type="string">
            <text:p>チケットメモ管理</text:p>
          </table:table-cell>
          <table:table-cell table:style-name="ce6" office:value-type="string" calcext:value-type="string">
            <text:p>t_ticket_memo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プロジェクトステータス管理</text:p>
          </table:table-cell>
          <table:table-cell table:style-name="ce6" office:value-type="string" calcext:value-type="string">
            <text:p>t_proj_stat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6" office:value-type="string" calcext:value-type="string">
            <text:p>チケットステータス管理</text:p>
          </table:table-cell>
          <table:table-cell table:style-name="ce6" office:value-type="string" calcext:value-type="string">
            <text:p>t_ticket_stat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6" office:value-type="string" calcext:value-type="string">
            <text:p>チケット進捗管理</text:p>
          </table:table-cell>
          <table:table-cell table:style-name="ce6" office:value-type="string" calcext:value-type="string">
            <text:p>t_ticket_progress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6" office:value-type="string" calcext:value-type="string">
            <text:p>チケット種別管理</text:p>
          </table:table-cell>
          <table:table-cell table:style-name="ce6" office:value-type="string" calcext:value-type="string">
            <text:p>t_ticket_kind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6" office:value-type="string" calcext:value-type="string">
            <text:p>チケット優先順位管理</text:p>
          </table:table-cell>
          <table:table-cell table:style-name="ce6" office:value-type="string" calcext:value-type="string">
            <text:p>t_ticket_priority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6" table:number-columns-repeated="3"/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履歴</text:p>
          </table:table-cell>
          <table:table-cell table:style-name="ce6" office:value-type="string" calcext:value-type="string">
            <text:p>チケット履歴</text:p>
          </table:table-cell>
          <table:table-cell table:style-name="ce6" office:value-type="string" calcext:value-type="string">
            <text:p>h_ticket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6" office:value-type="string" calcext:value-type="string">
            <text:p>チケットメモ履歴</text:p>
          </table:table-cell>
          <table:table-cell table:style-name="ce6" office:value-type="string" calcext:value-type="string">
            <text:p>h_ticket_memo</text:p>
          </table:table-cell>
          <table:table-cell table:style-name="ce6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6" table:number-columns-repeated="3"/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プロジェクトマスタ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3]" office:value-type="string" office:string-value="プロジェクトマスタ" calcext:value-type="string">
            <text:p>プロジェクトマスタ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3]" office:value-type="string" office:string-value="m_project" calcext:value-type="string">
            <text:p>m_project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プロジェクト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プロジェクト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プロジェクトの管理者ID</text:p>
          </table:table-cell>
          <table:table-cell table:style-name="ce6" office:value-type="string" calcext:value-type="string">
            <text:p>manager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プロジェクト進行中</text:p>
          </table:table-cell>
          <table:table-cell table:style-name="ce6" office:value-type="string" calcext:value-type="string">
            <text:p>aliv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yes’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第三者に公開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no’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ユーザマスタ" table:style-name="ta2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4]" office:value-type="string" office:string-value="ユーザマスタ" calcext:value-type="string">
            <text:p>ユーザマスタ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4]" office:value-type="string" office:string-value="m_user" calcext:value-type="string">
            <text:p>m_user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ユーザID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bigint</text:p>
          </table:table-cell>
          <table:table-cell table:style-name="ce19"/>
          <table:table-cell table:style-name="ce18"/>
          <table:table-cell table:style-name="ce18" office:value-type="string" calcext:value-type="string">
            <text:p>○</text:p>
          </table:table-cell>
          <table:table-cell table:style-name="ce18" table:number-columns-repeated="4"/>
          <table:table-cell table:style-name="ce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グインID</text:p>
          </table:table-cell>
          <table:table-cell table:style-name="ce6" office:value-type="string" calcext:value-type="string">
            <text:p>logi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姓</text:p>
          </table:table-cell>
          <table:table-cell table:style-name="ce6" office:value-type="string" calcext:value-type="string">
            <text:p>name1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名</text:p>
          </table:table-cell>
          <table:table-cell table:style-name="ce6" office:value-type="string" calcext:value-type="string">
            <text:p>name2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e-mailアドレス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使用言語ID</text:p>
          </table:table-cell>
          <table:table-cell table:style-name="ce6" office:value-type="string" calcext:value-type="string">
            <text:p>languag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言語マスタ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5]" office:value-type="string" office:string-value="言語マスタ" calcext:value-type="string">
            <text:p>言語マスタ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5]" office:value-type="string" office:string-value="m_language" calcext:value-type="string">
            <text:p>m_language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言語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言語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国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備考</text:p>
          </table:table-cell>
          <table:table-cell table:style-name="ce6" office:value-type="string" calcext:value-type="string">
            <text:p>remark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グループマスタ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6]" office:value-type="string" office:string-value="ロールグループマスタ" calcext:value-type="string">
            <text:p>ロールグループマスタ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6]" office:value-type="string" office:string-value="m_rollGroup" calcext:value-type="string">
            <text:p>m_rollGroup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グループ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項目マスタ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7]" office:value-type="string" office:string-value="ロール項目マスタ" calcext:value-type="string">
            <text:p>ロール項目マスタ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7]" office:value-type="string" office:string-value="m_rollItem" calcext:value-type="string">
            <text:p>m_rollItem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group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セッション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9]" office:value-type="string" office:string-value="セッション管理" calcext:value-type="string">
            <text:p>セッション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9]" office:value-type="string" office:string-value="t_session" calcext:value-type="string">
            <text:p>t_session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セッションID</text:p>
          </table:table-cell>
          <table:table-cell table:style-name="ce6" office:value-type="string" calcext:value-type="string">
            <text:p>sessio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ユーザID</text:p>
          </table:table-cell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アサインロール名称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0]" office:value-type="string" office:string-value="アサインロール名称" calcext:value-type="string">
            <text:p>アサインロール名称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0]" office:value-type="string" office:string-value="t_roll_name" calcext:value-type="string">
            <text:p>t_roll_name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アサインロール設定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1]" office:value-type="string" office:string-value="アサインロール設定" calcext:value-type="string">
            <text:p>アサインロール設定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1]" office:value-type="string" office:string-value="t_roll_setting" calcext:value-type="string">
            <text:p>t_roll_setting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名称ID</text:p>
          </table:table-cell>
          <table:table-cell table:style-name="ce6" office:value-type="string" calcext:value-type="string">
            <text:p>roll_nam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roll_item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2]" office:value-type="string" office:string-value="チケット管理" calcext:value-type="string">
            <text:p>チケット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2]" office:value-type="string" office:string-value="t_ticket" calcext:value-type="string">
            <text:p>t_ticket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3]" office:value-type="string" office:string-value="チケットメモ管理" calcext:value-type="string">
            <text:p>チケットメモ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3]" office:value-type="string" office:string-value="t_ticket_memo" calcext:value-type="string">
            <text:p>t_ticket_memo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プロジェクトステータス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4]" office:value-type="string" office:string-value="プロジェクトステータス管理" calcext:value-type="string">
            <text:p>プロジェクトステータス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4]" office:value-type="string" office:string-value="t_proj_stat" calcext:value-type="string">
            <text:p>t_proj_stat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ステータス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5]" office:value-type="string" office:string-value="チケットステータス管理" calcext:value-type="string">
            <text:p>チケットステータス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5]" office:value-type="string" office:string-value="t_ticket_stat" calcext:value-type="string">
            <text:p>t_ticket_stat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進捗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6]" office:value-type="string" office:string-value="チケット進捗管理" calcext:value-type="string">
            <text:p>チケット進捗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6]" office:value-type="string" office:string-value="t_ticket_progress" calcext:value-type="string">
            <text:p>t_ticket_progress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進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種別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7]" office:value-type="string" office:string-value="チケット種別管理" calcext:value-type="string">
            <text:p>チケット種別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7]" office:value-type="string" office:string-value="t_ticket_kind" calcext:value-type="string">
            <text:p>t_ticket_kind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種別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優先順位管理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18]" office:value-type="string" office:string-value="チケット優先順位管理" calcext:value-type="string">
            <text:p>チケット優先順位管理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8]" office:value-type="string" office:string-value="t_ticket_priority" calcext:value-type="string">
            <text:p>t_ticket_priority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優先順位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履歴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20]" office:value-type="string" office:string-value="チケット履歴" calcext:value-type="string">
            <text:p>チケット履歴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0]" office:value-type="string" office:string-value="h_ticket" calcext:value-type="string">
            <text:p>h_ticket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履歴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5" office:value-type="string" calcext:value-type="string" table:number-columns-spanned="2" table:number-rows-spanned="1">
            <text:p>テーブル名称</text:p>
          </table:table-cell>
          <table:covered-table-cell table:style-name="ce27"/>
          <table:table-cell table:style-name="ce11" table:formula="of:=[$テーブル一覧.C21]" office:value-type="string" office:string-value="チケットメモ履歴" calcext:value-type="string">
            <text:p>チケットメモ履歴</text:p>
          </table:table-cell>
          <table:table-cell table:style-name="ce12"/>
          <table:table-cell table:style-name="ce25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1]" office:value-type="string" office:string-value="h_ticket_memo" calcext:value-type="string">
            <text:p>h_ticket_memo</text:p>
          </table:table-cell>
          <table:table-cell table:style-name="ce15" table:number-columns-repeated="2"/>
          <table:table-cell table:style-name="ce16"/>
          <table:table-cell table:style-name="ce27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00/00/00</text:date>, <text:time style:data-style-name="N2" text:time-value="20:56:38.26673428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12:35.151298990</meta:creation-date>
    <dc:date>2018-12-17T21:34:07.179486921</dc:date>
    <meta:editing-duration>PT1H21M39S</meta:editing-duration>
    <meta:editing-cycles>37</meta:editing-cycles>
    <meta:generator>LibreOffice/6.0.7.3$Linux_X86_64 LibreOffice_project/00m0$Build-3</meta:generator>
    <meta:document-statistic meta:table-count="18" meta:cell-count="1429" meta:object-count="0"/>
  </office:meta>
</office:document-meta>
</file>